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9.507cm" fo:margin-left="-0.894cm" table:align="left"/>
    </style:style>
    <style:style style:name="Tableau1.A" style:family="table-column">
      <style:table-column-properties style:column-width="4.426cm"/>
    </style:style>
    <style:style style:name="Tableau1.B" style:family="table-column">
      <style:table-column-properties style:column-width="6.255cm"/>
    </style:style>
    <style:style style:name="Tableau1.C" style:family="table-column">
      <style:table-column-properties style:column-width="4.521cm"/>
    </style:style>
    <style:style style:name="Tableau1.D" style:family="table-column">
      <style:table-column-properties style:column-width="4.306cm"/>
    </style:style>
    <style:style style:name="Tableau1.A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c3a37" officeooo:paragraph-rsid="001ab6b8"/>
    </style:style>
    <style:style style:name="P2" style:family="paragraph" style:parent-style-name="Standard">
      <style:text-properties fo:font-size="20pt" officeooo:rsid="001c3a37" officeooo:paragraph-rsid="001ab6b8" style:font-size-asian="20pt" style:font-size-complex="20pt"/>
    </style:style>
    <style:style style:name="P3" style:family="paragraph" style:parent-style-name="Standard">
      <style:text-properties fo:font-size="15pt" fo:font-weight="bold" officeooo:rsid="0020985a" officeooo:paragraph-rsid="001ab6b8" style:font-size-asian="15pt" style:font-weight-asian="bold" style:font-size-complex="15pt" style:font-weight-complex="bold"/>
    </style:style>
    <style:style style:name="P4" style:family="paragraph" style:parent-style-name="Standard">
      <style:text-properties officeooo:rsid="0020985a" officeooo:paragraph-rsid="001ab6b8"/>
    </style:style>
    <style:style style:name="P5" style:family="paragraph" style:parent-style-name="Standard">
      <style:text-properties officeooo:rsid="0021bd0a" officeooo:paragraph-rsid="001ab6b8"/>
    </style:style>
    <style:style style:name="P6"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bd0a" officeooo:paragraph-rsid="001ab6b8"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text-properties officeooo:rsid="00251a51" officeooo:paragraph-rsid="001ab6b8"/>
    </style:style>
    <style:style style:name="P8" style:family="paragraph" style:parent-style-name="Standard">
      <style:text-properties officeooo:rsid="0026d62d" officeooo:paragraph-rsid="001ab6b8"/>
    </style:style>
    <style:style style:name="P9" style:family="paragraph" style:parent-style-name="Standard">
      <style:text-properties officeooo:rsid="001c8eff" officeooo:paragraph-rsid="001c8eff"/>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592b" officeooo:paragraph-rsid="001ab6b8"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29b9" officeooo:paragraph-rsid="001ab6b8"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29b9" officeooo:paragraph-rsid="001fdd2b"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29b9" officeooo:paragraph-rsid="0023014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69d47" officeooo:paragraph-rsid="001ab6b8"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ab6b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1a51" officeooo:paragraph-rsid="001ab6b8"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dd50" officeooo:paragraph-rsid="001edd50"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0149" officeooo:paragraph-rsid="00230149"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28e889" officeooo:paragraph-rsid="001ab6b8" style:font-name-asian="Liberation Serif1" style:font-size-asian="12pt" style:font-style-asian="normal" style:font-weight-asian="normal" style:font-name-complex="Liberation Serif1" style:font-size-complex="12pt" style:font-style-complex="normal" style:font-weight-complex="normal" style:text-overline-style="none" style:text-overline-color="font-color"/>
    </style:style>
    <style:style style:name="T1" style:family="text">
      <style:text-properties officeooo:rsid="0021bd0a"/>
    </style:style>
    <style:style style:name="T2" style:family="text">
      <style:text-properties fo:color="#2a6099" officeooo:rsid="001d15ec"/>
    </style:style>
    <style:style style:name="T3" style:family="text">
      <style:text-properties fo:color="#2a6099" officeooo:rsid="001de6d3"/>
    </style:style>
    <style:style style:name="T4" style:family="text">
      <style:text-properties officeooo:rsid="00251a51"/>
    </style:style>
    <style:style style:name="T5" style:family="text">
      <style:text-properties officeooo:rsid="0026d62d"/>
    </style:style>
    <style:style style:name="T6" style:family="text">
      <style:text-properties officeooo:rsid="0028e889"/>
    </style:style>
    <style:style style:name="T7" style:family="text">
      <style:text-properties officeooo:rsid="002a39e1"/>
    </style:style>
    <style:style style:name="T8" style:family="text">
      <style:text-properties officeooo:rsid="00269d47"/>
    </style:style>
    <style:style style:name="T9" style:family="text">
      <style:text-properties style:font-name="Liberation Serif1" style:font-name-asian="Liberation Serif1" style:font-name-complex="Liberation Serif1"/>
    </style:style>
    <style:style style:name="T10" style:family="text">
      <style:text-properties style:font-name="Liberation Serif1" officeooo:rsid="00251a51" style:font-name-asian="Liberation Serif1" style:font-name-complex="Liberation Serif1"/>
    </style:style>
    <style:style style:name="T11" style:family="text">
      <style:text-properties style:font-name="Liberation Serif1" officeooo:rsid="0026d62d" style:font-name-asian="Liberation Serif1" style:font-name-complex="Liberation Serif1"/>
    </style:style>
    <style:style style:name="T12" style:family="text">
      <style:text-properties style:font-name="Liberation Serif1" officeooo:rsid="0028e889" style:font-name-asian="Liberation Serif1" style:font-name-complex="Liberation Serif1"/>
    </style:style>
    <style:style style:name="T13" style:family="text">
      <style:text-properties style:font-name="Liberation Serif1" officeooo:rsid="002a39e1" style:font-name-asian="Liberation Serif1" style:font-name-complex="Liberation Serif1"/>
    </style:style>
    <style:style style:name="T14" style:family="text">
      <style:text-properties officeooo:rsid="00251a51" style:font-name-asian="WenQuanYi Micro Hei" style:font-name-complex="Lohit Devanagari"/>
    </style:style>
    <style:style style:name="T15" style:family="text">
      <style:text-properties style:text-underline-style="none" officeooo:rsid="001d15ec"/>
    </style:style>
    <style:style style:name="T16" style:family="text">
      <style:text-properties officeooo:rsid="001fdd2b"/>
    </style:style>
    <style:style style:name="T17" style:family="text">
      <style:text-properties officeooo:rsid="002122ac"/>
    </style:style>
    <style:style style:name="T18" style:family="text">
      <style:text-properties officeooo:rsid="002301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nception détaillé :</text:p>
      <text:p text:style-name="P1"/>
      <text:p text:style-name="P1"/>
      <text:p text:style-name="P3"><text:span text:style-name="T1">Classe : controleurDeSerre </text:span>:</text:p>
      <text:p text:style-name="P4"/>
      <text:p text:style-name="P9">Cette classe, grâce au Bluetooth va nous permettre de récupérer la chaîne, transmise par l’application lors du choix du mode fait par le maraîcher, on va comparer la chaîne pour trouver quelle est la zone sélectionnée et le choix du mode effectué.</text:p>
      <text:p text:style-name="P1"/>
      <text:p text:style-name="P5">Pour <text:span text:style-name="T15">cela</text:span>, la classe fais appel à la méthode <text:span text:style-name="T2">Piloter</text:span>()</text:p>
      <text:p text:style-name="P5"/>
      <table:table table:name="Tableau1" table:style-name="Tableau1">
        <table:table-column table:style-name="Tableau1.A"/>
        <table:table-column table:style-name="Tableau1.B"/>
        <table:table-column table:style-name="Tableau1.C"/>
        <table:table-column table:style-name="Tableau1.D"/>
        <table:table-row>
          <table:table-cell table:style-name="Tableau1.A1" table:number-columns-spanned="4" office:value-type="string">
            <text:p text:style-name="P6"><text:span text:style-name="T3">Piloter</text:span>()</text:p>
          </table:table-cell>
          <table:covered-table-cell/>
          <table:covered-table-cell/>
          <table:covered-table-cell/>
        </table:table-row>
        <table:table-row>
          <table:table-cell table:style-name="Tableau1.A2" office:value-type="string">
            <text:p text:style-name="P10">Paramètre d’entrée</text:p>
          </table:table-cell>
          <table:table-cell table:style-name="Tableau1.B2" table:number-columns-spanned="3" office:value-type="string">
            <text:p text:style-name="P17">Chaine Reçue de l’application</text:p>
          </table:table-cell>
          <table:covered-table-cell/>
          <table:covered-table-cell/>
        </table:table-row>
        <table:table-row>
          <table:table-cell table:style-name="Tableau1.A2" office:value-type="string">
            <text:p text:style-name="P10">Paramètre de retour</text:p>
          </table:table-cell>
          <table:table-cell table:style-name="Tableau1.B2" table:number-columns-spanned="3" office:value-type="string">
            <text:p text:style-name="P17">Mode choisi …. et action à effectuer</text:p>
          </table:table-cell>
          <table:covered-table-cell/>
          <table:covered-table-cell/>
        </table:table-row>
        <table:table-row>
          <table:table-cell table:style-name="Tableau1.A2" table:number-columns-spanned="2" office:value-type="string">
            <text:p text:style-name="P10">Algorithme</text:p>
          </table:table-cell>
          <table:covered-table-cell/>
          <table:table-cell table:style-name="Tableau1.A2" office:value-type="string">
            <text:p text:style-name="P10">Variables</text:p>
          </table:table-cell>
          <table:table-cell table:style-name="Tableau1.B2" office:value-type="string">
            <text:p text:style-name="P7">Types</text:p>
          </table:table-cell>
        </table:table-row>
        <table:table-row>
          <table:table-cell table:style-name="Tableau1.A2" table:number-columns-spanned="2" office:value-type="string">
            <text:p text:style-name="P11">DEBUT</text:p>
            <text:p text:style-name="P11"><text:tab/><text:span text:style-name="T16">TANT QUE liaisonSmartphone → OK</text:span></text:p>
            <text:p text:style-name="P12"><text:tab/><text:tab/><text:span text:style-name="T16">carlu ← lire liaisonSmartphone </text:span></text:p>
            <text:p text:style-name="P12"><text:tab/><text:tab/><text:span text:style-name="T17">incoming ← carlu <text:s text:c="3"/>(+=)</text:span></text:p>
            <text:p text:style-name="P12"><text:span text:style-name="T16"><text:s/><text:tab/>FINTANTQUE</text:span></text:p>
            <text:p text:style-name="P11"><text:tab/>SI <text:span text:style-name="T18">incoming Compare « 0 » <text:s/>!=0</text:span></text:p>
            <text:p text:style-name="P11"><text:span text:style-name="T4"><text:tab/> <text:s text:c="5"/>ALORS commande ← incoming.charAt(0)</text:span></text:p>
            <text:p text:style-name="P11"><text:tab/> <text:s text:c="5"/><text:span text:style-name="T18">SWITCH commande</text:span></text:p>
            <text:p text:style-name="P11"><text:tab/> <text:s text:c="5"/><text:span text:style-name="T18">CAS 1 = « z »</text:span></text:p>
            <text:p text:style-name="P13"><text:tab/> <text:s text:c="11"/><text:span text:style-name="T18">numZone ← incoming.charAt(1)</text:span></text:p>
            <text:p text:style-name="P18"><text:tab/><text:tab/>zones[(int)(numZone – '1')]→Controler(incoming.substring(2));</text:p>
            <text:p text:style-name="P18"><text:tab/> <text:s text:c="5"/>FINSWITCH</text:p>
            <text:p text:style-name="P18"><text:tab/> <text:s text:c="5"/>incoming ← « »</text:p>
            <text:p text:style-name="P11"><text:tab/><text:span text:style-name="T8">FINSI</text:span></text:p>
            <text:p text:style-name="P11"/>
            <text:p text:style-name="P11">for(int indice=0; indice&lt;4; indice++){</text:p>
            <text:p text:style-name="P11"><text:s text:c="6"/>zones[indice]-&gt;Controler(" ");</text:p>
            <text:p text:style-name="P11"><text:s text:c="3"/>}</text:p>
            <text:p text:style-name="P14">FIN</text:p>
          </table:table-cell>
          <table:covered-table-cell/>
          <table:table-cell table:style-name="Tableau1.A2" office:value-type="string">
            <text:p text:style-name="P15"><text:span text:style-name="T10">♦</text:span><text:span text:style-name="T14"> </text:span>_<text:span text:style-name="T4">cheminPartition</text:span></text:p>
            <text:p text:style-name="P16"><text:span text:style-name="T9">♦ </text:span>document</text:p>
            <text:p text:style-name="P16"><text:span text:style-name="T9">♦ </text:span><text:span text:style-name="T11">images</text:span></text:p>
            <text:p text:style-name="P16"><text:span text:style-name="T11">♦ </text:span><text:span text:style-name="T12">page1</text:span></text:p>
            <text:p text:style-name="P19">♦ page2</text:p>
            <text:p text:style-name="P16"><text:span text:style-name="T12">♦ </text:span><text:span text:style-name="T13">numeroPage</text:span></text:p>
          </table:table-cell>
          <table:table-cell table:style-name="Tableau1.B2" office:value-type="string">
            <text:p text:style-name="P16"><text:span text:style-name="T9">♦ </text:span>QString</text:p>
            <text:p text:style-name="P16"><text:span text:style-name="T9">♦ </text:span>Poppler::Document*</text:p>
            <text:p text:style-name="P16"><text:span text:style-name="T9">♦ </text:span><text:span text:style-name="T11">QList &lt;QImage&gt;</text:span></text:p>
            <text:p text:style-name="P16"><text:span text:style-name="T11">♦ </text:span><text:span text:style-name="T12">QVBoxLayout</text:span></text:p>
            <text:p text:style-name="P16"><text:span text:style-name="T11">♦ </text:span><text:span text:style-name="T12">QVBoxLayout</text:span></text:p>
            <text:p text:style-name="P16"><text:span text:style-name="T12">♦ </text:span><text:span text:style-name="T13">int</text:span></text:p>
          </table:table-cell>
        </table:table-row>
      </table:table>
      <text:p text:style-name="P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0T17:23:54.433181677</meta:creation-date>
    <dc:date>2019-05-20T18:09:55.859314237</dc:date>
    <meta:editing-duration>PT45M58S</meta:editing-duration>
    <meta:editing-cycles>9</meta:editing-cycles>
    <meta:generator>LibreOffice/6.1.5.2$Linux_X86_64 LibreOffice_project/10$Build-2</meta:generator>
    <meta:document-statistic meta:table-count="1" meta:image-count="0" meta:object-count="0" meta:page-count="2" meta:paragraph-count="42" meta:word-count="157" meta:character-count="1074" meta:non-whitespace-character-count="885"/>
  </office:meta>
</office:document-meta>
</file>